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168d" officeooo:paragraph-rsid="0001168d"/>
    </style:style>
    <style:style style:name="P2" style:family="paragraph" style:parent-style-name="Standard">
      <style:text-properties officeooo:rsid="0001168d" officeooo:paragraph-rsid="0001168d"/>
    </style:style>
    <style:style style:name="P3" style:family="paragraph" style:parent-style-name="Standard">
      <style:paragraph-properties fo:margin-top="0in" fo:margin-bottom="0.1201in" loext:contextual-spacing="false">
        <style:tab-stops/>
      </style:paragraph-properties>
      <style:text-properties fo:font-size="16pt" fo:font-style="italic" fo:font-weight="bold" officeooo:rsid="0002fea0" officeooo:paragraph-rsid="0002fea0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officeooo:rsid="0002fe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eek 1</text:p>
      <text:p text:style-name="P1">Javac Empty.java →<text:span text:style-name="T1"> creating .class</text:span></text:p>
      <text:p text:style-name="P1">java Empty →<text:span text:style-name="T1"> start the .class fi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g" fo:country="BG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g" fo:country="BG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21:51:42.545951207</meta:creation-date>
    <dc:date>2015-11-18T18:47:17.465151288</dc:date>
    <meta:editing-duration>PT15M16S</meta:editing-duration>
    <meta:editing-cycles>3</meta:editing-cycles>
    <meta:generator>LibreOffice/5.0.2.2$Linux_X86_64 LibreOffice_project/00m0$Build-2</meta:generator>
    <meta:document-statistic meta:table-count="0" meta:image-count="0" meta:object-count="0" meta:page-count="1" meta:paragraph-count="3" meta:word-count="14" meta:character-count="74" meta:non-whitespace-character-count="63"/>
  </office:meta>
</office:document-meta>
</file>